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90039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קניון אפק 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טרומפלדור 20 בית דגן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23"/>052-6660067 <text:s text:c="120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שלמה ויספור <text:tab/><text:tab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7"/>בכניסה מערבית צד ימין בתוך ארון <text:s text:c="3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קוצת גג</text:span></text:p>
      <text:p text:style-name="P1"><text:span text:style-name="T1">מיקום ברזי כיבוי עיקריים "3</text:span><text:span text:style-name="T4"> <text:s text:c="13"/>מסביב <text:s text:c="85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ויספלר שלמה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089301464</text:p>
          </table:table-cell>
          <table:table-cell table:style-name="Table2.A1" office:value-type="string">
            <text:p text:style-name="P14">052666006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ויספלר ארבל</text:p>
          </table:table-cell>
          <table:table-cell table:style-name="Table2.A1" office:value-type="string">
            <text:p text:style-name="P14">מנהל טכני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642188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זיו שרון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6766622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גנרטור חרום מזין מערכות חירום- מפוחים בחנות המסחר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מערכת </text:span><text:span text:style-name="T4">UPS </text:span><text:span text:style-name="T4">ממוקמת בחדר חשמל סמוך לקופה ראשית בחנות</text:span></text:p>
          </table:table-cell>
        </table:table-row>
        <table:table-row table:style-name="Table3.1">
          <table:table-cell table:style-name="Table3.A1" office:value-type="string">
            <text:p text:style-name="P14">מסחר בקרקע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15:00</meta:creation-date>
    <dc:creator>אתי מנצור</dc:creator>
    <dc:date>2013-08-12T06:15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4" meta:word-count="147" meta:character-count="1535"/>
    <meta:generator>OpenOffice/4.0.1$Win32 OpenOffice.org_project/401m5$Build-9714</meta:generator>
  </office:meta>
</office:document-meta>
</file>